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Lucida Sans Unicode1"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Nur_20_Text">
      <style:text-properties style:use-window-font-color="true" style:font-name="Arial"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2" style:family="paragraph" style:parent-style-name="Nur_20_Text">
      <style:paragraph-properties fo:text-align="start" style:justify-single-word="false"/>
      <style:text-properties style:use-window-font-color="true" style:font-name="Arial"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3" style:family="paragraph" style:parent-style-name="Nur_20_Text">
      <style:paragraph-properties fo:text-align="start" style:justify-single-word="false"/>
      <style:text-properties style:use-window-font-color="true" style:font-name="Arial" fo:font-size="10pt" fo:language="de" fo:country="DE" fo:font-weight="normal" officeooo:paragraph-rsid="0020090c"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 style:family="paragraph" style:parent-style-name="Nur_20_Text">
      <style:paragraph-properties fo:text-align="center" style:justify-single-word="false"/>
      <style:text-properties style:use-window-font-color="true" style:font-name="Arial"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5" style:family="paragraph" style:parent-style-name="Nur_20_Text">
      <style:paragraph-properties fo:text-align="start" style:justify-single-word="false"/>
      <style:text-properties style:use-window-font-color="true" style:font-name="Arial" fo:font-size="10pt" fo:language="de" fo:country="DE" style:text-underline-style="solid" style:text-underline-width="auto" style:text-underline-color="font-color"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6" style:family="paragraph" style:parent-style-name="Nur_20_Text">
      <style:paragraph-properties fo:text-align="start" style:justify-single-word="false"/>
      <style:text-properties style:use-window-font-color="true" style:font-name="Arial" fo:font-size="10pt" fo:language="de" fo:country="DE" style:text-underline-style="solid" style:text-underline-width="auto" style:text-underline-color="font-color" fo:font-weight="normal" officeooo:rsid="001e0e78" officeooo:paragraph-rsid="001e0e78"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7" style:family="paragraph" style:parent-style-name="Nur_20_Text">
      <style:paragraph-properties fo:text-align="start" style:justify-single-word="false"/>
      <style:text-properties style:use-window-font-color="true" style:font-name="Arial" fo:font-size="10pt" fo:language="de" fo:country="DE" style:text-underline-style="solid" style:text-underline-width="auto" style:text-underline-color="font-color" fo:font-weight="normal" officeooo:rsid="00201397" officeooo:paragraph-rsid="00201397"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8" style:family="paragraph" style:parent-style-name="Nur_20_Text">
      <style:paragraph-properties fo:text-align="start" style:justify-single-word="false"/>
      <style:text-properties style:use-window-font-color="true" style:font-name="Arial" fo:font-size="10pt" fo:language="de" fo:country="DE" style:text-underline-style="non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9" style:family="paragraph" style:parent-style-name="Nur_20_Text">
      <style:paragraph-properties fo:text-align="start" style:justify-single-word="false"/>
      <style:text-properties style:use-window-font-color="true" style:font-name="Arial" fo:font-size="10pt" fo:language="de" fo:country="DE" style:text-underline-style="none" fo:font-weight="normal" officeooo:paragraph-rsid="0020090c"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0" style:family="paragraph" style:parent-style-name="Nur_20_Text">
      <style:paragraph-properties fo:text-align="start" style:justify-single-word="false"/>
      <style:text-properties style:use-window-font-color="true" style:font-name="Arial" fo:font-size="10pt" fo:language="de" fo:country="DE" style:text-underline-style="none" fo:font-weight="normal" officeooo:paragraph-rsid="00220484"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1" style:family="paragraph" style:parent-style-name="Nur_20_Text">
      <style:paragraph-properties fo:text-align="start" style:justify-single-word="false"/>
      <style:text-properties style:use-window-font-color="true" style:font-name="Arial" fo:font-size="10pt" fo:language="de" fo:country="DE" style:text-underline-style="none" fo:font-weight="normal" officeooo:rsid="001e0e78" officeooo:paragraph-rsid="001e0e78"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2" style:family="paragraph" style:parent-style-name="Nur_20_Text">
      <style:paragraph-properties fo:text-align="start" style:justify-single-word="false"/>
      <style:text-properties style:use-window-font-color="true" style:font-name="Arial" fo:font-size="10pt" fo:language="de" fo:country="DE" style:text-underline-style="none" fo:font-weight="normal" officeooo:rsid="0020090c" officeooo:paragraph-rsid="0020090c"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3" style:family="paragraph" style:parent-style-name="Nur_20_Text">
      <style:paragraph-properties fo:text-align="start" style:justify-single-word="false"/>
      <style:text-properties style:use-window-font-color="true" style:font-name="Arial" fo:font-size="10pt" fo:language="de" fo:country="DE" style:text-underline-style="none" fo:font-weight="normal" officeooo:rsid="001fe4a7" officeooo:paragraph-rsid="001fe4a7"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4" style:family="paragraph" style:parent-style-name="Nur_20_Text">
      <style:paragraph-properties fo:text-align="start" style:justify-single-word="false"/>
      <style:text-properties style:use-window-font-color="true" style:font-name="Arial" fo:font-size="10pt" fo:language="de" fo:country="DE" style:text-underline-style="none" fo:font-weight="normal" officeooo:rsid="00201397" officeooo:paragraph-rsid="00201397"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5" style:family="paragraph" style:parent-style-name="Nur_20_Text">
      <style:paragraph-properties fo:text-align="start" style:justify-single-word="false"/>
      <style:text-properties style:use-window-font-color="true" style:font-name="Arial" fo:font-size="10pt" fo:language="de" fo:country="DE" style:text-underline-style="none" fo:font-weight="normal" officeooo:rsid="0022d88a" officeooo:paragraph-rsid="0022d88a"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6" style:family="paragraph" style:parent-style-name="Nur_20_Text">
      <style:paragraph-properties fo:text-align="start" style:justify-single-word="false"/>
      <style:text-properties style:use-window-font-color="true" style:font-name="Arial" fo:font-size="10pt" fo:language="de" fo:country="DE" style:text-underline-style="none" fo:font-weight="normal" officeooo:rsid="0023854b" officeooo:paragraph-rsid="0023854b"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7" style:family="paragraph" style:parent-style-name="Nur_20_Text">
      <style:paragraph-properties fo:text-align="start" style:justify-single-word="false"/>
      <style:text-properties style:use-window-font-color="true" style:font-name="Arial" fo:font-size="10pt" fo:language="de" fo:country="DE" style:text-underline-style="none" fo:font-weight="normal" officeooo:rsid="00263f12" officeooo:paragraph-rsid="0026579a"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8" style:family="paragraph" style:parent-style-name="Nur_20_Text">
      <style:paragraph-properties fo:text-align="start" style:justify-single-word="false"/>
      <style:text-properties style:use-window-font-color="true" style:font-name="Arial" fo:font-size="10pt" fo:language="de" fo:country="DE" style:text-underline-style="none" fo:font-weight="bold" officeooo:rsid="001e0e78" officeooo:paragraph-rsid="001e0e78"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19" style:family="paragraph" style:parent-style-name="Nur_20_Text">
      <style:paragraph-properties fo:text-align="start" style:justify-single-word="false"/>
      <style:text-properties style:use-window-font-color="true" style:font-name="Arial" fo:font-size="10pt" fo:language="de" fo:country="DE" style:text-underline-style="none" fo:font-weight="bold" officeooo:rsid="0020090c" officeooo:paragraph-rsid="0020090c"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20" style:family="paragraph" style:parent-style-name="Nur_20_Text">
      <style:paragraph-properties fo:text-align="start" style:justify-single-word="false"/>
      <style:text-properties style:use-window-font-color="true" style:font-name="Arial" fo:font-size="10pt" fo:language="de" fo:country="DE" style:text-underline-style="none" fo:font-weight="bold" officeooo:rsid="00201397" officeooo:paragraph-rsid="00201397"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21" style:family="paragraph" style:parent-style-name="Nur_20_Text">
      <style:paragraph-properties fo:text-align="start" style:justify-single-word="false"/>
      <style:text-properties style:use-window-font-color="true" style:font-name="Arial" fo:font-size="10pt" fo:language="de" fo:country="DE" style:text-underline-style="none" fo:font-weight="bold" officeooo:paragraph-rsid="0022d88a"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22" style:family="paragraph" style:parent-style-name="Nur_20_Text">
      <style:paragraph-properties fo:text-align="start" style:justify-single-word="false"/>
      <style:text-properties style:use-window-font-color="true" style:font-name="Arial" fo:font-size="10pt" fo:language="de" fo:country="DE" style:text-underline-style="none" fo:font-weight="bold" officeooo:rsid="0022eae9" officeooo:paragraph-rsid="0022eae9"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23" style:family="paragraph" style:parent-style-name="Nur_20_Text">
      <style:paragraph-properties fo:text-align="start" style:justify-single-word="false"/>
      <style:text-properties style:use-window-font-color="true" style:font-name="Arial" fo:font-size="10pt" fo:language="de" fo:country="DE" style:text-underline-style="none" fo:font-weight="bold" officeooo:rsid="002479fb" officeooo:paragraph-rsid="002479fb"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24" style:family="paragraph" style:parent-style-name="Nur_20_Text">
      <style:paragraph-properties fo:text-align="start" style:justify-single-word="false"/>
      <style:text-properties style:use-window-font-color="true" style:font-name="Arial"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25" style:family="paragraph" style:parent-style-name="Nur_20_Text">
      <style:paragraph-properties fo:text-align="start" style:justify-single-word="false"/>
      <style:text-properties style:use-window-font-color="true" style:font-name="Arial" fo:font-size="10pt" fo:language="de" fo:country="DE" fo:font-weight="bold" officeooo:paragraph-rsid="0020090c"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26" style:family="paragraph" style:parent-style-name="Nur_20_Text">
      <style:text-properties style:use-window-font-color="true" style:font-name="Arial" fo:font-size="10pt" fo:language="en" fo:country="GB"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27" style:family="paragraph" style:parent-style-name="Nur_20_Text">
      <style:paragraph-properties fo:text-align="start" style:justify-single-word="false"/>
    </style:style>
    <style:style style:name="P28" style:family="paragraph" style:parent-style-name="Nur_20_Text">
      <style:text-properties style:font-name="Arial" fo:font-size="10pt" fo:font-weight="normal" style:font-size-asian="10pt" style:font-weight-asian="normal" style:font-size-complex="10pt" style:font-weight-complex="normal"/>
    </style:style>
    <style:style style:name="P29" style:family="paragraph" style:parent-style-name="Standard">
      <style:text-properties style:font-name="Arial" fo:font-size="10pt" fo:font-weight="normal" style:font-size-asian="10pt" style:font-weight-asian="normal" style:font-size-complex="10pt" style:font-weight-complex="normal"/>
    </style:style>
    <style:style style:name="P30" style:family="paragraph" style:parent-style-name="Standard">
      <style:text-properties style:font-name="Arial" fo:font-size="10pt" fo:language="en" fo:country="GB" fo:font-weight="normal" style:font-size-asian="10pt" style:font-weight-asian="normal" style:font-size-complex="10pt" style:font-weight-complex="normal"/>
    </style:style>
    <style:style style:name="P31" style:family="paragraph" style:parent-style-name="Standard">
      <style:text-properties style:use-window-font-color="true" style:font-name="Arial" fo:font-size="10pt" fo:language="en" fo:country="GB"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32" style:family="paragraph" style:parent-style-name="Standard">
      <style:text-properties style:use-window-font-color="true" style:font-name="Arial"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33" style:family="paragraph" style:parent-style-name="Standard">
      <style:paragraph-properties fo:break-before="page"/>
      <style:text-properties style:use-window-font-color="true" style:font-name="Arial"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34" style:family="paragraph" style:parent-style-name="Nur_20_Text">
      <style:paragraph-properties fo:break-before="page"/>
      <style:text-properties style:use-window-font-color="true" style:font-name="Arial"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35" style:family="paragraph" style:parent-style-name="Nur_20_Text">
      <style:paragraph-properties fo:text-align="start" style:justify-single-word="false" fo:break-before="page"/>
      <style:text-properties style:use-window-font-color="true" style:font-name="Arial" fo:font-size="10pt" fo:language="de" fo:country="DE" style:text-underline-style="none" fo:font-weight="normal" officeooo:rsid="0023854b" officeooo:paragraph-rsid="0023854b"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36" style:family="paragraph" style:parent-style-name="List">
      <style:text-properties style:use-window-font-color="true" style:font-name="Arial"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37" style:family="paragraph" style:parent-style-name="Nur_20_Text">
      <style:paragraph-properties fo:margin-left="0.101cm" fo:margin-right="0cm" fo:text-indent="0cm" style:auto-text-indent="false"/>
      <style:text-properties style:use-window-font-color="true" style:font-name="Arial" fo:font-size="10pt" fo:language="en" fo:country="GB"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38" style:family="paragraph" style:parent-style-name="Nur_20_Text">
      <style:paragraph-properties fo:margin-left="0.101cm" fo:margin-right="0cm" fo:text-indent="0cm" style:auto-text-indent="false"/>
      <style:text-properties style:use-window-font-color="true" style:font-name="Arial"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39" style:family="paragraph" style:parent-style-name="Nur_20_Text">
      <style:paragraph-properties fo:margin-left="0.101cm" fo:margin-right="0cm" fo:text-align="center" style:justify-single-word="false" fo:text-indent="0cm" style:auto-text-indent="false"/>
      <style:text-properties style:use-window-font-color="true" style:font-name="Arial"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0" style:family="paragraph" style:parent-style-name="Nur_20_Text">
      <style:paragraph-properties fo:margin-left="0.736cm" fo:margin-right="0cm" fo:text-indent="0cm" style:auto-text-indent="false"/>
      <style:text-properties style:use-window-font-color="true" style:font-name="Arial"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1" style:family="paragraph" style:parent-style-name="Nur_20_Text">
      <style:paragraph-properties fo:margin-left="0.736cm" fo:margin-right="0cm" fo:text-align="justify" style:justify-single-word="false" fo:text-indent="0cm" style:auto-text-indent="false"/>
      <style:text-properties style:use-window-font-color="true" style:font-name="Arial"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2" style:family="paragraph" style:parent-style-name="Nur_20_Text">
      <style:paragraph-properties fo:margin-left="0cm" fo:margin-right="0cm" fo:text-indent="0.736cm" style:auto-text-indent="false"/>
      <style:text-properties style:use-window-font-color="true" style:font-name="Arial"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3" style:family="paragraph" style:parent-style-name="Nur_20_Text">
      <style:paragraph-properties fo:margin-left="0.501cm" fo:margin-right="0cm" fo:text-indent="-0.501cm" style:auto-text-indent="false"/>
      <style:text-properties style:use-window-font-color="true" style:font-name="Arial"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4" style:family="paragraph" style:parent-style-name="Nur_20_Text">
      <style:paragraph-properties fo:margin-left="0.501cm" fo:margin-right="0cm" fo:text-indent="-0.501cm" style:auto-text-indent="false">
        <style:tab-stops>
          <style:tab-stop style:position="8.01cm"/>
        </style:tab-stops>
      </style:paragraph-properties>
      <style:text-properties style:use-window-font-color="true" style:font-name="Arial"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5" style:family="paragraph" style:parent-style-name="Nur_20_Text">
      <style:paragraph-properties fo:margin-left="0.501cm" fo:margin-right="0cm" fo:text-indent="-0.501cm" style:auto-text-indent="false" style:border-line-width-bottom="0.002cm 0.035cm 0.002cm" fo:padding-left="0cm" fo:padding-right="0cm" fo:padding-top="0cm" fo:padding-bottom="0.035cm" fo:border-left="none" fo:border-right="none" fo:border-top="none" fo:border-bottom="1.11pt double #000000"/>
      <style:text-properties style:use-window-font-color="true" style:font-name="Arial"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6" style:family="paragraph" style:parent-style-name="Nur_20_Text">
      <style:paragraph-properties fo:margin-left="0cm" fo:margin-right="0cm" fo:text-indent="1.251cm" style:auto-text-indent="false"/>
      <style:text-properties style:use-window-font-color="true" style:font-name="Arial"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7" style:family="paragraph" style:parent-style-name="Nur_20_Text">
      <style:paragraph-properties fo:margin-left="0cm" fo:margin-right="0cm" fo:text-indent="1.249cm" style:auto-text-indent="false"/>
      <style:text-properties style:use-window-font-color="true" style:font-name="Arial"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8" style:family="paragraph" style:parent-style-name="Nur_20_Text">
      <style:paragraph-properties fo:margin-left="0cm" fo:margin-right="0cm" fo:text-indent="1.249cm" style:auto-text-indent="false"/>
      <style:text-properties style:use-window-font-color="true" style:font-name="Arial" fo:font-size="10pt" fo:language="en" fo:country="GB"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9" style:family="paragraph" style:parent-style-name="Nur_20_Text">
      <style:paragraph-properties style:border-line-width-bottom="0.002cm 0.035cm 0.002cm" fo:padding-left="0cm" fo:padding-right="0cm" fo:padding-top="0cm" fo:padding-bottom="0.035cm" fo:border-left="none" fo:border-right="none" fo:border-top="none" fo:border-bottom="1.11pt double #000000"/>
      <style:text-properties style:use-window-font-color="true" style:font-name="Arial"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50" style:family="paragraph" style:parent-style-name="Nur_20_Text">
      <style:paragraph-properties style:border-line-width-bottom="0.002cm 0.035cm 0.002cm" fo:padding-left="0cm" fo:padding-right="0cm" fo:padding-top="0cm" fo:padding-bottom="0.035cm" fo:border-left="none" fo:border-right="none" fo:border-top="none" fo:border-bottom="1.11pt double #000000"/>
      <style:text-properties style:use-window-font-color="true" style:font-name="Arial" fo:font-size="10pt" fo:language="de" fo:country="DE" fo:font-weight="normal" officeooo:paragraph-rsid="0020090c"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51" style:family="paragraph" style:parent-style-name="Nur_20_Text">
      <style:paragraph-properties style:border-line-width-bottom="0.002cm 0.035cm 0.002cm" fo:padding-left="0cm" fo:padding-right="0cm" fo:padding-top="0cm" fo:padding-bottom="0.035cm" fo:border-left="none" fo:border-right="none" fo:border-top="none" fo:border-bottom="1.11pt double #000000"/>
      <style:text-properties style:use-window-font-color="true" style:font-name="Arial" fo:font-size="10pt" fo:language="de" fo:country="DE" fo:font-weight="normal" officeooo:paragraph-rsid="00220484"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52" style:family="paragraph" style:parent-style-name="Nur_20_Text">
      <style:paragraph-properties fo:margin-left="1.27cm" fo:margin-right="0cm" fo:text-align="start" style:justify-single-word="false" fo:text-indent="0cm" style:auto-text-indent="false"/>
      <style:text-properties style:use-window-font-color="true" style:font-name="Arial"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53" style:family="paragraph" style:parent-style-name="Nur_20_Text">
      <style:paragraph-properties fo:margin-left="0.501cm" fo:margin-right="0cm" fo:text-indent="0cm" style:auto-text-indent="false"/>
      <style:text-properties style:use-window-font-color="true" style:font-name="Arial"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54" style:family="paragraph" style:parent-style-name="Heading_20_4">
      <style:paragraph-properties fo:margin-top="0.423cm" fo:margin-bottom="0.106cm" loext:contextual-spacing="false" fo:keep-with-next="always">
        <style:tab-stops>
          <style:tab-stop style:position="0cm"/>
        </style:tab-stops>
      </style:paragraph-properties>
      <style:text-properties style:use-window-font-color="true" style:font-name="Arial"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55" style:family="paragraph" style:parent-style-name="Nur_20_Text" style:master-page-name="Standard">
      <style:paragraph-properties fo:margin-left="0.101cm" fo:margin-right="0cm" fo:text-align="center" style:justify-single-word="false" fo:text-indent="0cm" style:auto-text-indent="false" style:page-number="auto"/>
      <style:text-properties style:use-window-font-color="true" style:font-name="Arial" fo:font-size="12pt" fo:language="en" fo:country="GB"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56" style:family="paragraph" style:parent-style-name="Nur_20_Text" style:list-style-name="WW8Num3">
      <style:paragraph-properties fo:margin-left="0.635cm" fo:margin-right="0cm" fo:text-indent="-0.635cm" style:auto-text-indent="false">
        <style:tab-stops>
          <style:tab-stop style:position="6.985cm"/>
        </style:tab-stops>
      </style:paragraph-properties>
      <style:text-properties style:use-window-font-color="true" style:font-name="Arial"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57" style:family="paragraph" style:parent-style-name="Nur_20_Text" style:list-style-name="WW8Num4">
      <style:paragraph-properties fo:margin-left="0.736cm" fo:margin-right="0cm" fo:text-indent="-0.635cm" style:auto-text-indent="false">
        <style:tab-stops>
          <style:tab-stop style:position="8.091cm"/>
        </style:tab-stops>
      </style:paragraph-properties>
      <style:text-properties style:use-window-font-color="true" style:font-name="Arial"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58" style:family="paragraph" style:parent-style-name="Nur_20_Text" style:list-style-name="WW8Num2">
      <style:paragraph-properties fo:margin-left="1.136cm" fo:margin-right="0cm" fo:text-indent="-0.635cm" style:auto-text-indent="false">
        <style:tab-stops>
          <style:tab-stop style:position="12.495cm"/>
        </style:tab-stops>
      </style:paragraph-properties>
      <style:text-properties style:use-window-font-color="true" style:font-name="Arial"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1" style:family="text">
      <style:text-properties fo:language="en" fo:country="GB"/>
    </style:style>
    <style:style style:name="T2" style:family="text">
      <style:text-properties style:font-name="Arial" fo:font-size="10pt" fo:font-weight="normal" fo:background-color="transparent" loext:char-shading-value="0" style:font-size-asian="10pt" style:font-weight-asian="normal" style:font-size-complex="10pt" style:font-weight-complex="normal"/>
    </style:style>
    <style:style style:name="T3" style:family="text">
      <style:text-properties style:use-window-font-color="true" style:font-name="Arial"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4" style:family="text">
      <style:text-properties fo:font-weight="bold" style:font-weight-asian="bold" style:font-weight-complex="bold"/>
    </style:style>
    <style:style style:name="T5" style:family="text">
      <style:text-properties fo:font-weight="bold" officeooo:rsid="0026579a" style:font-weight-asian="bold" style:font-weight-complex="bold"/>
    </style:style>
    <style:style style:name="T6" style:family="text">
      <style:text-properties fo:font-weight="normal" style:font-weight-asian="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officeooo:rsid="001dd108"/>
    </style:style>
    <style:style style:name="T11" style:family="text">
      <style:text-properties officeooo:rsid="0020090c"/>
    </style:style>
    <style:style style:name="T12" style:family="text">
      <style:text-properties officeooo:rsid="00220484"/>
    </style:style>
    <style:style style:name="T13" style:family="text">
      <style:text-properties officeooo:rsid="0022d88a"/>
    </style:style>
    <style:style style:name="T14" style:family="text">
      <style:text-properties officeooo:rsid="0023fbde"/>
    </style:style>
    <style:style style:name="T15" style:family="text">
      <style:text-properties officeooo:rsid="0022eae9"/>
    </style:style>
    <style:style style:name="T16" style:family="text">
      <style:text-properties officeooo:rsid="00279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HP MIDIFILE History, <text:span text:style-name="T12">Stand 19.06.2015</text:span></text:p>
      <text:p text:style-name="P37"/>
      <text:p text:style-name="P30">Version 1.00 </text:p>
      <text:p text:style-name="P31"/>
      <text:p text:style-name="P31">Initial Version </text:p>
      <text:p text:style-name="P37"/>
      <text:p text:style-name="P37">=================================================================================</text:p>
      <text:p text:style-name="P31"/>
      <text:p text:style-name="P30">Version 1.01 </text:p>
      <text:p text:style-name="P31"/>
      <text:p text:style-name="P31">HP_Deselect: Did select, but not deselect. Bug repaired. "Windows Multimedia Timer" achieves better timing with HP_Play. With wait or stop play controller events "sound off" are sent. New: Duration of selected parts.</text:p>
      <text:p text:style-name="P37"/>
      <text:p text:style-name="P37">=================================================================================</text:p>
      <text:p text:style-name="P31"/>
      <text:p text:style-name="P30">Version 1.02 </text:p>
      <text:p text:style-name="P31"/>
      <text:p text:style-name="P31">Crash with sources containing uncomplete RPN/NRPN repaired. </text:p>
      <text:p text:style-name="P37"/>
      <text:p text:style-name="P38">=================================================================================</text:p>
      <text:p text:style-name="P38"/>
      <text:p text:style-name="P38">Interne Dokumentation</text:p>
      <text:p text:style-name="P38"/>
      <text:p text:style-name="P38">Mit folgenden Versionen wurden diese Fehler beseitigt:</text:p>
      <text:p text:style-name="P38"/>
      <text:p text:style-name="P38">25.7.03: Version 1.01</text:p>
      <text:p text:style-name="P38"/>
      <text:p text:style-name="P38"/>
      <text:list xml:id="list5659628756885117222" text:style-name="WW8Num3">
        <text:list-item>
          <text:p text:style-name="P56">Fehler aus 1.00: Deselect (HP_ALL) setzt nicht auf false sondern auf true. </text:p>
        </text:list-item>
        <text:list-item>
          <text:p text:style-name="P56">Bei Play Stop muss wie bei Wait für alle Controller "All Sound Off" gesendet werden</text:p>
        </text:list-item>
        <text:list-item>
          <text:p text:style-name="P56">Thread eliminiert, Sleep durch Windows Multimedia Timer ersetzt.</text:p>
        </text:list-item>
        <text:list-item>
          <text:p text:style-name="P56">HP_Duration auch für selected zulassen</text:p>
        </text:list-item>
        <text:list-item>
          <text:p text:style-name="P56">MIDI-file Player mit neuen Funktionen</text:p>
        </text:list-item>
      </text:list>
      <text:p text:style-name="P38"/>
      <text:p text:style-name="P38">=================================================================================</text:p>
      <text:p text:style-name="P29"/>
      <text:p text:style-name="P38">25.08.03 Version 1.02</text:p>
      <text:p text:style-name="P38"/>
      <text:p text:style-name="P38">Unvollständige RPN/NRPN verursachen Fehler</text:p>
      <text:p text:style-name="P38"/>
      <text:p text:style-name="P38">=================================================================================</text:p>
      <text:p text:style-name="P38"/>
      <text:p text:style-name="P39">Aktuell zu behebende Fehler in 1.03:</text:p>
      <text:p text:style-name="P39"/>
      <text:list xml:id="list6888938251473247361" text:style-name="WW8Num4">
        <text:list-item>
          <text:p text:style-name="P57">Dokumentation: Sample HP_ReadNote mit falsch geschriebenem Parameter note</text:p>
        </text:list-item>
      </text:list>
      <text:p text:style-name="P1"/>
      <text:list xml:id="list84402589446259" text:continue-numbering="true" text:style-name="WW8Num4">
        <text:list-item>
          <text:p text:style-name="P57">Dokumentation: Sample HP_Free: hier mf1 anstatt mf</text:p>
        </text:list-item>
      </text:list>
      <text:p text:style-name="P1"/>
      <text:list xml:id="list84401826092948" text:continue-numbering="true" text:style-name="WW8Num4">
        <text:list-item>
          <text:p text:style-name="P57">Ein Anwenderprogramm im Debug-Modus kann nicht delete für Heap-Daten machen, wenn die DLL im Release Modus ist. Abhilfe: HP_Delete function schreiben, die in der DLL deletet.</text:p>
        </text:list-item>
      </text:list>
      <text:p text:style-name="P1"/>
      <text:p text:style-name="P40">Zustand: </text:p>
      <text:p text:style-name="P1"/>
      <text:p text:style-name="P40">31.10.03<text:tab/>HP_Delete funktioniert. Fehlt noch Doku und Anpassung der Beispiele<text:tab/>OK</text:p>
      <text:p text:style-name="P1"/>
      <text:p text:style-name="P1"/>
      <text:p text:style-name="P1"/>
      <text:list xml:id="list84401706681931" text:continue-numbering="true" text:style-name="WW8Num4">
        <text:list-item>
          <text:p text:style-name="P57">HP_GetTaktBeatTick liefert offensichtlich falschen beat aus. Der Beat zählt weiter über num hinaus.</text:p>
        </text:list-item>
      </text:list>
      <text:p text:style-name="P40">Hier fehlt die "%num"</text:p>
      <text:p text:style-name="P42"/>
      <text:p text:style-name="P42">Zustand:</text:p>
      <text:p text:style-name="P1"><text:soft-page-break/></text:p>
      <text:p text:style-name="P40">31.10.03 "%num" eingetragen, Fehler behoben</text:p>
      <text:p text:style-name="P1"/>
      <text:list xml:id="list84401601927272" text:continue-numbering="true" text:style-name="WW8Num4">
        <text:list-item>
          <text:p text:style-name="P57">HP_GetTaktBeatTick ist zu langsam</text:p>
        </text:list-item>
      </text:list>
      <text:p text:style-name="P1"/>
      <text:p text:style-name="P40">Zustand:</text:p>
      <text:p text:style-name="P40">OK</text:p>
      <text:p text:style-name="P41">Neue Variante eingeführt, die effizient ist, wenn man sowieso in Loop über die Eventlist arbeitet.</text:p>
      <text:p text:style-name="P41">Dabei wurden beide Funktionen gründlich überarbeitet. Es geht jetzt auch der num/8 Takt. </text:p>
      <text:p text:style-name="P1"/>
      <text:p text:style-name="P40"/>
      <text:list xml:id="list84401269440883" text:continue-numbering="true" text:style-name="WW8Num4">
        <text:list-item>
          <text:p text:style-name="P57">Der Akkord-Typ cc ist wichtig. </text:p>
        </text:list-item>
      </text:list>
      <text:p text:style-name="P1"/>
      <text:p text:style-name="P40">Zustand:</text:p>
      <text:p text:style-name="P1"/>
      <text:p text:style-name="P1">OK 18.11.03: Es wird jetzt cc anstatt --- ausgeschrieben</text:p>
      <text:p text:style-name="P38"/>
      <text:p text:style-name="P38">=================================================================================</text:p>
      <text:h text:style-name="P54" text:outline-level="4">In Version 1.04 Behoben:</text:h>
      <text:p text:style-name="P1"/>
      <text:p text:style-name="P1">Falsche Interpretation von Moll Key-Signatures behoben.</text:p>
      <text:p text:style-name="P38"/>
      <text:p text:style-name="P38">=================================================================================</text:p>
      <text:h text:style-name="P54" text:outline-level="4">Version 1.5 : Ist draußen</text:h>
      <text:p text:style-name="P4"/>
      <text:p text:style-name="P1">1. Eintragen von Chords anhand von Denotationen einführen<text:tab/>nein</text:p>
      <text:p text:style-name="P1"/>
      <text:p text:style-name="P1">2. Überlegen, ob man HP_ChordTranspose einführt.<text:tab/><text:tab/>nein</text:p>
      <text:p text:style-name="P1"/>
      <text:p text:style-name="P1">3. Offensichtlich werden singuläre Note-Off nicht gelöscht.<text:tab/><text:tab/>OK, behoben</text:p>
      <text:p text:style-name="P1"/>
      <text:p text:style-name="P1">4. Cakewalk-Instrumentendefinitionen bearbeiten können<text:tab/><text:tab/>OK</text:p>
      <text:p text:style-name="P1"/>
      <text:p text:style-name="P1">5. Bei fast allen Funktionen, die ein geladenes MIDIFile voraussetzen, wird nicht geprüft, ob es geladen ist</text:p>
      <text:p text:style-name="P1"><text:tab/><text:tab/><text:tab/>geht gut, wird nichts gemacht</text:p>
      <text:p text:style-name="P1"/>
      <text:p text:style-name="P38">=================================================================================</text:p>
      <text:p text:style-name="P29"/>
      <text:p text:style-name="P1">Version 1.6 : Ist draußen</text:p>
      <text:p text:style-name="P1"/>
      <text:p text:style-name="P1">1. Neue Funktion HP_GetLastTime(mf, int *time)<text:tab/><text:tab/>OK</text:p>
      <text:p text:style-name="P1">2. Neue Funktion HP_GetPlayEventTime(mf)<text:tab/><text:tab/><text:tab/>OK</text:p>
      <text:p text:style-name="P43">3. Abstrakte Klasse HP_PLAY_MONITOR mit virtuellen Funktionen HP_PlayTBMonitor, HP_PlayChMonitor, HP_PlayLyMonitor<text:tab/><text:tab/><text:tab/><text:tab/><text:tab/><text:tab/>OK</text:p>
      <text:p text:style-name="P1">4. Beide Lib-Formate erzeugen (Microsoft und COFF)<text:tab/><text:tab/>OK</text:p>
      <text:p text:style-name="P1"/>
      <text:p text:style-name="P38"/>
      <text:p text:style-name="P38">=================================================================================</text:p>
      <text:p text:style-name="P29"/>
      <text:p text:style-name="P1">Version 1.7 : Ist draußen</text:p>
      <text:p text:style-name="P1"/>
      <text:p text:style-name="P1">1. Bei Play-Monitoring SysEx-Akkord-Events berücksichtigen <text:tab/>OK</text:p>
      <text:p text:style-name="P1">2. Funktion HP_ConvertChordToText<text:tab/><text:tab/><text:tab/><text:tab/>OK</text:p>
      <text:p text:style-name="P1"/>
      <text:p text:style-name="P38">=================================================================================</text:p>
      <text:p text:style-name="P29"/>
      <text:p text:style-name="P1">Version 1.8 : 26.01.04 Ist draußen</text:p>
      <text:p text:style-name="P1"/>
      <text:p text:style-name="P1">1. get_takt_beat_tick liefert falsche tick-nummer (midifile.cpp, Zeile 1103 <text:tab/>OK</text:p>
      <text:p text:style-name="P1"><text:soft-page-break/></text:p>
      <text:p text:style-name="P38">=================================================================================</text:p>
      <text:p text:style-name="P29"/>
      <text:p text:style-name="P1">Version 1.9: Ist draußen</text:p>
      <text:p text:style-name="P1"/>
      <text:p text:style-name="P1">1. Das Timing-Problem wurde durch Einbettung des DirectView –Timers CBaseReferenceClock anstatt des Windows Multimedia-Timers angegangen. Das Zeitverhalten scheint sich gebessert zu haben. Der Einsatz von DirectMusic war nicht erfolgreich, da hier beim Abspielen einer Datei keine Möglichkeit besteht, Voice-Bank-Events (Ctrl. 0, 32) zu senden. Ein Versuch auf Event-Ebene habe ich nicht unternommen.</text:p>
      <text:p text:style-name="P1">2. Neue Funktion: HP_TempoPlay: Das Abspiel-Tempo kann in drei Varianten verändert werden: Original-Tempo, halbes und doppeltes Originaltempo. </text:p>
      <text:p text:style-name="P1"/>
      <text:p text:style-name="P38">=================================================================================</text:p>
      <text:p text:style-name="P29"/>
      <text:p text:style-name="P1">Version 1.10: Ist draußen</text:p>
      <text:p text:style-name="P1"/>
      <text:p text:style-name="P1">Mit dem neuen Timer funktioniert in Version 1.9 HP_IsPlaying nicht mehr. Der Fehler ist hier behoben. HP_IsPlaying <text:s/>true genau wenn der IRferenceClock-Thread vorhanden ist.</text:p>
      <text:p text:style-name="P1"/>
      <text:p text:style-name="P38">=================================================================================</text:p>
      <text:p text:style-name="P29"/>
      <text:p text:style-name="P1">Version 1.11: 23.03.04 Ist draußen</text:p>
      <text:p text:style-name="P1"/>
      <text:p text:style-name="P28">1. Die Instanz von CBaseReferenceClock beim erneuten Play nicht neu erzeugen. Dazu den Pointer irc als Static von PlayClass anlegen (Voreinstellung NULL) und im Construktor nur dann mit new belegen, wenn der Inhalt NULL war. Erledigt</text:p>
      <text:p text:style-name="P1"/>
      <text:p text:style-name="P28">2. Eine Funktion HP_Normalize(mf) einführen, wo alle Robby-Wünsche zu PSRUTI drin sind. Hierzu zähllt auch: Funktion zum Bereinigen von MIDI-Dateien einführen, d.h. alle doppelten Controller wegoptimieren. Aber auch Controller mit unterschiedlichen Werten wegoptimieren. Aber nur dann, wenn nicht gerade eine Note gespielt wird, d.h. in Pausen. <text:s/>Alle Events für Kanäle löschen, für die es keine Noten gibt. Wird nicht gemacht, Sache des Anwenders. In PSRUTI wurde das gemacht.</text:p>
      <text:p text:style-name="P1"/>
      <text:p text:style-name="P1">3. Beim Abspielen von Midifiles über ToHost kommt der Fehler ErrorUnprepareHeader, da offensichtlich</text:p>
      <text:p text:style-name="P28"><text:s text:c="4"/>das Event wegen des YAMAHA-Timers noch nicht draußen ist. Die Schnellschusslösung mit Sleep vom</text:p>
      <text:p text:style-name="P53">8.3.04 ist nicht das Wahre. Header muss im Static liegen und vor dem nächsten Event und beim <text:s text:c="17"/>Verlassen des Threads freigegeben werden. <text:s text:c="2"/>Erledigt</text:p>
      <text:p text:style-name="P28">4. <text:s/>Doku von HP_InsertSongTrack falsch. Kein Parameter time Erledigt</text:p>
      <text:p text:style-name="P28">5. Doku: Sample von ReadKeySignature falsch: kein sf,mi Erledigt</text:p>
      <text:p text:style-name="P1">6. Bei einigen Insert mit Kanal-Angabe wurde event-&gt;chan nicht belegt. Fehler z.B.</text:p>
      <text:p text:style-name="P28"><text:s text:c="3"/>bei HP_ReadController aufgetreten. <text:s text:c="2"/>Erledigt</text:p>
      <text:p text:style-name="P28">7. Doku: Beim Verweis von HP_TypeName ist ein falscher Link nach HP_ErrText eingetragen, hp_err_text.html anstatt err_text.html. Erledigt</text:p>
      <text:p text:style-name="P28">8. Doku: Alle Read-XF-Meta haben hinter id noch einen time Parameter Erledigt</text:p>
      <text:p text:style-name="P28">9. Moduln: GuideTrackFlag anstatt GuideTrackFlack. Erledigt</text:p>
      <text:p text:style-name="P28">10. HP_TypeName Fehler mit unbek. Type, z.B. NRPN LSB. Erledigt</text:p>
      <text:p text:style-name="P28">11. Doku: Sample bei ReadPitchWheel total falsch. Erledigt</text:p>
      <text:p text:style-name="P28">12. Überlegen, ob man nicht alle Controller durchlässt und ihnen den Typ <text:s/>HP_CONTROLLER_TYPE gibt. Erledigt.</text:p>
      <text:p text:style-name="P28">13. Bei ChangePPQN, ShiftEvent... muss die tempolist neu aufgebaut werden. Dazu geschieht mit der neuen Funktion reorganize_tempolist. Erledigt </text:p>
      <text:p text:style-name="P28">14. Yamaha-Meta-Events wurden nicht eingetragen wegen falscher Längenabfrage Erledigt</text:p>
      <text:p text:style-name="P1">15. KeyboardVoiceEvents werden nicht erkannt, da hier die 0x43 normalerweise nicht auf </text:p>
      <text:p text:style-name="P28"><text:s text:c="5"/>Byte 3 in der Eventliste liegt. Hier muss eine neue Funktion is_xg_event(eventdata, length) her. no- 14 nochmal ändern. Erledigt</text:p>
      <text:p text:style-name="P38"/>
      <text:p text:style-name="P38">=================================================================================</text:p>
      <text:p text:style-name="P33"/>
      <text:p text:style-name="P1">Version 1.12: ist draußen</text:p>
      <text:p text:style-name="P1"/>
      <text:p text:style-name="P1">1. HP_ReadChord, HP_ConvertChordToText: Basenote bei Typ cc nicht mit ausgeben</text:p>
      <text:p text:style-name="P1"><text:s text:c="4"/>in PSRUTI(5.0) schon benutzt</text:p>
      <text:p text:style-name="P1">2. HP_ReadChord hat kein new für Parameter chord gemacht. Schlimmer Fehler.</text:p>
      <text:p text:style-name="P1">3. Bei HP_InsertRPN/NRPN wird jetzt auch immer Data-LSB angelegt. War eine Optimierung, wenn </text:p>
      <text:p text:style-name="P1"><text:s text:c="4"/>Wert = 0, der ich nicht ganz traue.</text:p>
      <text:p text:style-name="P38"/>
      <text:p text:style-name="P38">=================================================================================</text:p>
      <text:p text:style-name="P32"/>
      <text:p text:style-name="P1">Version 1.13: ist draußen</text:p>
      <text:p text:style-name="P1"/>
      <text:p text:style-name="P1"/>
      <text:p text:style-name="P1">1. HP_PlayTranspose(mf,steps,chan_transpose_list); -12 &lt;= steps &lt;= 12; Vorbelegung steps = 0</text:p>
      <text:p text:style-name="P1">Wenn transponiert werden soll, dann schaut die Abspielfunktion in</text:p>
      <text:p text:style-name="P1">der Bibliothek nach Note On und Note Off und erhöht oder erniedrigt</text:p>
      <text:p text:style-name="P1">den Ton direkt vor der Midi-Ausgabe. Würde die Tonhöhe über 127 oder unter 0</text:p>
      <text:p text:style-name="P1">gehen, bekommt die Note Velocity 1, d.h. diese Noten ertönen nicht</text:p>
      <text:p text:style-name="P1">mehr.chan-transpose_list dient dazu, zwischen drums und melody-voices zu unterscheiden.</text:p>
      <text:p text:style-name="P1"/>
      <text:p text:style-name="P1">Erledigt</text:p>
      <text:p text:style-name="P1"/>
      <text:p text:style-name="P1">2. HP_PlayTempo percent auch minimal 10% zulassen, In PSRUTI kann das eingegeben werden..</text:p>
      <text:p text:style-name="P1">Erledigt<text:tab/> </text:p>
      <text:p text:style-name="P1"/>
      <text:p text:style-name="P1">4. Doku: HP_InsertSongTrackname Sample falsch.</text:p>
      <text:p text:style-name="P1"/>
      <text:p text:style-name="P1">Erledigt</text:p>
      <text:p text:style-name="P1"><text:s/></text:p>
      <text:p text:style-name="P38">=================================================================================</text:p>
      <text:p text:style-name="P32"/>
      <text:p text:style-name="P1">Version 1.14: mit PSRUTI (5.3) ausgeliefert</text:p>
      <text:p text:style-name="P1"/>
      <text:p text:style-name="P1">1. HP_PlayTime funktioniert nicht, da die Variable play_time nicht upgedatet wird. erledigt</text:p>
      <text:p text:style-name="P1"/>
      <text:p text:style-name="P1">2. HP_PlayEventTime liefert die Ticks des letzten Events. Man benötigt aber auch eine Funktion</text:p>
      <text:p text:style-name="P1"><text:s text:c="4"/>die den aktuellen Tick, unabhängig vom Event liefert. Vielleicht geht das auf der Basis von HP_PlayTime.</text:p>
      <text:p text:style-name="P1"/>
      <text:p text:style-name="P1">aufgegeben</text:p>
      <text:p text:style-name="P1"/>
      <text:p text:style-name="P1">3. In der Doku und im Header steht HP_ReadRPN(mf,id,&amp;chan,&amp;time,&amp;absolute,&amp;number &amp;value), chan und time müssen aber vertauscht werden. Nachschauen, ob das woanders auch noch so ist.</text:p>
      <text:p text:style-name="P1"/>
      <text:p text:style-name="P1">erledigt</text:p>
      <text:p text:style-name="P1"/>
      <text:p text:style-name="P1">4. RPN:</text:p>
      <text:p text:style-name="P1"/>
      <text:p text:style-name="P1">Unvollständige RPN und NRPN werden nicht vollständig gelöscht. OriginalDatei Horst Schlutter: "Skyliner.mid". </text:p>
      <text:p text:style-name="P1">erledigt (am Ende von Load)</text:p>
      <text:p text:style-name="P1"/>
      <text:p text:style-name="P1">Version 1.15: draußen, 28.06.04</text:p>
      <text:p text:style-name="P1"/>
      <text:p text:style-name="P1">Alles von 1.14 übernommen, zusätzlich</text:p>
      <text:p text:style-name="P1"/>
      <text:p text:style-name="P1">5. Play: Vorschlag von Dirk. Timer auf kürzere Zeit einstellen, dann in Loop die Zeit abfragen. Weiterer Vorschlag von ihm. Die Wartezeit für das nächste Event verkürzen, wenn die letzten Zeit zu lange dauerte. D.h. immer Soll- und Ist-Millisekunden mitführen.</text:p>
      <text:p text:style-name="P1">erledigt</text:p>
      <text:p text:style-name="P1">Version 1.16: am 5.8.04 auf Homepage</text:p>
      <text:p text:style-name="P1"/>
      <text:p text:style-name="P1"><text:soft-page-break/>1. SettleOverlappingNotes arbeitet bei zwei aufeinanderfolgenden Noten falsch. Erledigt</text:p>
      <text:p text:style-name="P1"/>
      <text:p text:style-name="P1">2. <text:s/>Neue Funktionen</text:p>
      <text:p text:style-name="P1"/>
      <text:p text:style-name="P1">HP_CWInsGetBanks</text:p>
      <text:p text:style-name="P46">liefert alle Banks mit ihren Nummern</text:p>
      <text:p text:style-name="P1">HP_CWInsGetBankVoices </text:p>
      <text:p text:style-name="P47">liefert alle Voices einer Bank an. </text:p>
      <text:p text:style-name="P47"/>
      <text:p text:style-name="P1">Werden benötigt für Revoicing bei PSRUTI.</text:p>
      <text:p text:style-name="P1"/>
      <text:p text:style-name="P1">Erledigt</text:p>
      <text:p text:style-name="P1"/>
      <text:p text:style-name="P1">3. Dokumentation zu Nr. 2. erledigt</text:p>
      <text:p text:style-name="P1"/>
      <text:p text:style-name="P1">4. Fehler in HP_GetTimeFromTaktBeatTick und in HP_GetTaktBeatTick Erledigt</text:p>
      <text:p text:style-name="P1"/>
      <text:p text:style-name="P1">Version 1.17: am 18.8.04 Fehler behoben, hat nur Volker Zimmer</text:p>
      <text:p text:style-name="P1"/>
      <text:p text:style-name="P1">1. HP_Select auf RPN und NRPN crash: Keine Abfrage, ob assoc-Verweise belegt. erledigt</text:p>
      <text:p text:style-name="P1"/>
      <text:p text:style-name="P1">2. Das Gleiche bei HP_Deselect. Ist noch nicht gemacht</text:p>
      <text:p text:style-name="P1"/>
      <text:p text:style-name="P1">Version 1.18: auf Homepage</text:p>
      <text:p text:style-name="P1">1. Umbau Bearbeitung Cakewalk Instrumentendefinition (Beschleunigung)</text:p>
      <text:p text:style-name="P1"/>
      <text:p text:style-name="P1"><text:tab/>Neue Funktionen</text:p>
      <text:p text:style-name="P1"><text:tab/>HP_CWInsGetControllerNames</text:p>
      <text:p text:style-name="P1"><text:tab/>HP_CWInsGetRPNNames</text:p>
      <text:p text:style-name="P1"><text:tab/>HP_CWInsGetNRPNNames</text:p>
      <text:p text:style-name="P1"><text:tab/>HP_CWInsGetNoteNames</text:p>
      <text:p text:style-name="P1"/>
      <text:p text:style-name="P1"><text:tab/>Neue Strukturen</text:p>
      <text:p text:style-name="P1"/>
      <text:p text:style-name="P26">typedef struct HP_cwcontroller {char controller_name[64];} HP_CWCONTROLLER;</text:p>
      <text:p text:style-name="P26">typedef struct HP_cwrpn {unsigned long rpn_number; char rpn_name[64];} HP_CWRPN;</text:p>
      <text:p text:style-name="P26">typedef struct HP_cwnrpn {unsigned long nrpn_number; char nrpn_name[64];} HP_CWNRPN;</text:p>
      <text:p text:style-name="P26">typedef struct HP_cwnote {char note_name[64];} HP_CWNOTE;</text:p>
      <text:p text:style-name="P26"/>
      <text:p text:style-name="P1">2. Gegenüber Fehler 1 von 1.17 hier auch noch Deselect behoben erledigt</text:p>
      <text:p text:style-name="P1"/>
      <text:p text:style-name="P1">am 27. 08.04 auf Homepage</text:p>
      <text:p text:style-name="P49"/>
      <text:p text:style-name="P1"/>
      <text:p text:style-name="P1">Version 1.19: Am 13.10.2004 auf Homepage</text:p>
      <text:p text:style-name="P1"/>
      <text:p text:style-name="P1">1. Bei HP_Copy und HP_Paste wird die tempolist nicht mit übernommen erledigt</text:p>
      <text:p text:style-name="P1">2. Nach HP_Paste sollte die tempolist noch einmal frisch aufgebaut werden erledigt</text:p>
      <text:p text:style-name="P1">3. Eine Funktion HP_Copy_Handle(mf_dest, mf_source) einbauen</text:p>
      <text:p text:style-name="P26">4. Bug with Default Constructor of Channel Prefix Event<text:tab/><text:tab/>erledigt</text:p>
      <text:p text:style-name="P43">5. Beim Zuweisungsoperator des Chordname-Events wird der chord-String nicht mitkopiert und beim Destruktor auch nicht gelöscht. <text:tab/>erledigt</text:p>
      <text:p text:style-name="P43">6. Bei HP_InsertController mit Parametrierung über Controller-Nummer wurde der falsche Typ eingetragen.<text:tab/>erledigt</text:p>
      <text:p text:style-name="P43"/>
      <text:p text:style-name="P49"/>
      <text:p text:style-name="P49"/>
      <text:p text:style-name="P1"/>
      <text:p text:style-name="P1">Version 1.20: 30.11.2004 auf Homepage</text:p>
      <text:p text:style-name="P1"/>
      <text:p text:style-name="P36"><text:soft-page-break/>1. RolandW: Das Midifile Testmidis/X9Wolken_mega.mid wird von PSRUTI zu schnell abgespielt. Es enthält sehr viele dicht aufeinanderfolgende Noten und da muss in HP MIDIFILE die Berechnung offensichtlich mit float und Rundung <text:s/>(+0.5 for Wandlung in Integer) gemacht werden.</text:p>
      <text:p text:style-name="P36">erledigt</text:p>
      <text:p text:style-name="P1"/>
      <text:p text:style-name="P43"/>
      <text:p text:style-name="P43">Version 1.21: CASPARI zum Test übergeben, wurde nicht auf HP gelegt</text:p>
      <text:p text:style-name="P43"/>
      <text:p text:style-name="P43">1. Caspari: Isolierte Controller 99 leben lassen. Dazu muss Define HP_SINGLE_CTRL_99 gesetzt sein.</text:p>
      <text:p text:style-name="P43">erledigt</text:p>
      <text:p text:style-name="P45"/>
      <text:p text:style-name="P43"/>
      <text:p text:style-name="P44">Version 1.22: Stand 11.02.2005: Auf Homepage</text:p>
      <text:p text:style-name="P44"/>
      <text:p text:style-name="P43"/>
      <text:p text:style-name="P43">1. Offensichtlich bleiben bei wiederholtem Revoicen beim Wechsel von Dateien im PSRUTI Betriebsmittel der ins.Dateien liegen.</text:p>
      <text:p text:style-name="P43"><text:tab/>Es fehlte ein delete insfile im Destruktor von MIDIFile. Nicht die wahre Lösung, da man die Instrumentendefinition unabhängig von MIDIFile betreiben sollte.</text:p>
      <text:p text:style-name="P43">erledigt</text:p>
      <text:p text:style-name="P43"/>
      <text:p text:style-name="P43">2. Bei Play Midifile-Positionierung zulassen, neue Funktion UINT HP_SetPlayTime(HP_MIDIFILE_MODULE * hphandle, int new_time);</text:p>
      <text:p text:style-name="P43">Dazu totale Überarbeitung der Play-Organisation.</text:p>
      <text:p text:style-name="P43">erledigt</text:p>
      <text:p text:style-name="P43"/>
      <text:p text:style-name="P43">3. HP_Play mit HP_Selected funktionierte nicht. </text:p>
      <text:p text:style-name="P43">erledigt</text:p>
      <text:p text:style-name="P43"/>
      <text:p text:style-name="P43">4. Ausnahmebehandlung, die bei PSRUTI für Load gemacht wird, hier einfügen. In PSRUTI(6.4) entfernt</text:p>
      <text:p text:style-name="P43">erledigt</text:p>
      <text:p text:style-name="P43"/>
      <text:p text:style-name="P43">5. Dokumentation: </text:p>
      <text:list xml:id="list275080002571217958" text:style-name="WW8Num2">
        <text:list-item>
          <text:p text:style-name="P58">Bei HP_Load Sample fehlen " " bei Filepath, auch mal bei Save gucken<text:tab/>erledigt</text:p>
        </text:list-item>
        <text:list-item>
          <text:p text:style-name="P58">Neue Funktion HP_PlaySetTime(mf, int new_time) beschreiben erledigt</text:p>
        </text:list-item>
        <text:list-item>
          <text:p text:style-name="P58">Bedesem-Schnittstellenbeschreibung für Visual Basic einarbeiten erledigt</text:p>
        </text:list-item>
        <text:list-item>
          <text:p text:style-name="P58">Map-Datei erzeugen und mitliefern erledigt</text:p>
        </text:list-item>
      </text:list>
      <text:p text:style-name="P1"/>
      <text:p text:style-name="P45"/>
      <text:p text:style-name="P43"/>
      <text:p text:style-name="P44">Version 1.23: Stand 20.02.2005: <text:s/>Auf Homepage</text:p>
      <text:p text:style-name="P44"/>
      <text:p text:style-name="P44">1. Bug beim Play in der Funktion "thread_midi_out_list_event" beim Senden von Long Messages. </text:p>
      <text:p text:style-name="P44">In Zeile 1033 wurde "midiHdr_unprepared" falsch abgefragt. Wirkte sich sehr selten bei PSRUTI aus</text:p>
      <text:p text:style-name="P44">(Crash). Der Fehler konnte in der Debug-Version nicht verifiziert werden. erledigt</text:p>
      <text:p text:style-name="P1"/>
      <text:p text:style-name="P45"/>
      <text:p text:style-name="P43"/>
      <text:p text:style-name="P44">Version 1.24: Stand 19.04.2005: <text:s/>Auf Homepage</text:p>
      <text:p text:style-name="P44"/>
      <text:p text:style-name="P44">1. Neue Funktion HP_PlayMute(HP_MIDIFILE_MODULE * hphandle, const bool mute_list[16]) erledigt</text:p>
      <text:p text:style-name="P28">2. HP_GetTimeFromTaktBeatTick funktioniert nicht bei x/8 Takt erledigt</text:p>
      <text:p text:style-name="P1"/>
      <text:p text:style-name="P1">Dokumentation 1.24</text:p>
      <text:p text:style-name="P28">3. Dokumentation für HP_GetTimeFromTaktBeatTick falsch: erledigt</text:p>
      <text:p text:style-name="P28">4. Dokumentation für HP_PlayMute erledigt</text:p>
      <text:p text:style-name="P45"/>
      <text:p text:style-name="P43"/>
      <text:p text:style-name="P44">Version 1.25: Am 18.05.2005 auf Homepage</text:p>
      <text:p text:style-name="P44"/>
      <text:p text:style-name="P1">1. Beim Ändern von Keysignature auf Ebm werden 6 # anstatt 6 b eingetragen.</text:p>
      <text:p text:style-name="P1"><text:soft-page-break/>erledigt</text:p>
      <text:p text:style-name="P1">2. Neue Funktion zum Browsen von Voices</text:p>
      <text:p text:style-name="P26">UINT HP_CWInsGetBankVoiceList(HP_MIDIFILE_MODULE* hphandle,char *search_string, HP_CWBANKVOICE** bank_voice_list,long *bank_voice_list_len)</text:p>
      <text:p text:style-name="P1">mit neuer Struktur HP_CWBANKVOICE.</text:p>
      <text:p text:style-name="P1">erledigt</text:p>
      <text:p text:style-name="P1"/>
      <text:p text:style-name="P1">3. Dokumentation zu 2. </text:p>
      <text:p text:style-name="P1">erledigt</text:p>
      <text:p text:style-name="P1"/>
      <text:p text:style-name="P43"/>
      <text:p text:style-name="P44">Version 1.26: Auf Homepage</text:p>
      <text:p text:style-name="P44"/>
      <text:p text:style-name="P1">1. Das Ablegen von RPN/NRPN lief beim Laden (Load) falsch, wenn die Einzelcontroller für die Daten für verschiedene Kanäle durcheinander abgelegt wurden. Hier wurde eine wesentlich genauere Abprüfung gemacht.</text:p>
      <text:p text:style-name="P1">Testprogramme: Testmidis/Diana und RPN_NRPN.mid</text:p>
      <text:p text:style-name="P1">erledigt</text:p>
      <text:p text:style-name="P1"/>
      <text:p text:style-name="P1">2. Paste von RPN/NRPN wurde nicht korrekt durchgeführt. assoc-Attribute waren nicht belegt.</text:p>
      <text:p text:style-name="P1">erledigt</text:p>
      <text:p text:style-name="P1"/>
      <text:p text:style-name="P44">Version 1.27: Auf Homepage 19.08.05,</text:p>
      <text:p text:style-name="P44"/>
      <text:p text:style-name="P1">1. HP_SettleOverlappingNotes: Fehler</text:p>
      <text:p text:style-name="P1">erledigt, bei PSRUTI(6.8) dabei</text:p>
      <text:p text:style-name="P1"/>
      <text:p text:style-name="P44">Version 1.28: Auf Homepage 03.11.05</text:p>
      <text:p text:style-name="P44"/>
      <text:p text:style-name="P44">1. Syntaxcheck bei der Auswertung von XF-ChordEvents. Syntaktisch falsche Events werden als "?" protokolliert. erledigt, In PSRUTI 7.1 dabei </text:p>
      <text:p text:style-name="P1">2. Schlimmer Fehler bei RPN/NRPN in den Versionen 1.27 und der 1.28 die bei PSRUTI 7.1 dabei ist:</text:p>
      <text:p text:style-name="P28"><text:s text:c="4"/>Verstümmelöung von Folgen von RPN/NRPN. <text:span text:style-name="T1">File Testmidis/Crazy.mid behoben 2.11.05</text:span></text:p>
      <text:p text:style-name="P1">in PSRUTI 7.2 dabei.</text:p>
      <text:p text:style-name="P49"/>
      <text:p text:style-name="P1"/>
      <text:p text:style-name="P1"/>
      <text:p text:style-name="P1">Version 1.29: 29.11.05 angefangen, 13.1.06 auf Homepage.</text:p>
      <text:p text:style-name="P1">bei PSRUTI(7.4) eingesetzt (13.1.06)</text:p>
      <text:p text:style-name="P1"/>
      <text:p text:style-name="P1">1. Beim Play am Ende einen "Note Off" Controller für alle Kanäle herausschicken. Grund: Bei Engpässen mit USB-Midi werden gelegentlich nicht alle Events gesendet. Vielleicht sollte ich der Sache auf den Grund gehen. Problem dabei: Der Wavetable Synth behandelt Note Off wie Sound Off; <text:s/>lässt also die Note nicht ausklingen,. Lösung: Note Off's <text:s/>240 Ticks nach dem letzten Event der basic-playlist einfügen. </text:p>
      <text:p text:style-name="P1">erledigt 13.12.05</text:p>
      <text:p text:style-name="P1"/>
      <text:p text:style-name="P1">2. RPN/NRPN, die mit LSB anstatt MSB beginnen, werden von Cakewalk akzeptiert aber nicht von HP-Midifile, HP_Load, compute_rpn_nrpn. Etwas toleranter sein. Weitere Fehler später entdeckt.</text:p>
      <text:p text:style-name="P28">compute_rpn_nrpn völlig neu konzipiert. <text:span text:style-name="T1">13.1.06</text:span></text:p>
      <text:p text:style-name="P26"/>
      <text:p text:style-name="P26">3. HP_InsertNote Parameter</text:p>
      <text:p text:style-name="P26">HP_midifile.h und Dokumentation: </text:p>
      <text:p text:style-name="P48">(handle,time, length, chan, note, velocity)</text:p>
      <text:p text:style-name="P26">HP_midifile.cpp:</text:p>
      <text:p text:style-name="P26"><text:tab/>(handle, time, length,note, chan, velocity)</text:p>
      <text:p text:style-name="P1">cpp zieht, PSRUTI hat sich an cpp gehalten. Header und Dokumentation korrigieren </text:p>
      <text:p text:style-name="P1">09.12.05: Im Header und in Doku geändert</text:p>
      <text:p text:style-name="P1"/>
      <text:p text:style-name="P49"/>
      <text:p text:style-name="P1"/>
      <text:p text:style-name="P1"/>
      <text:p text:style-name="P1"><text:soft-page-break/>Version 1.30: 2.2.06 angefangen, am 26.07.06 auf Homepage</text:p>
      <text:p text:style-name="P1">bei PSRUTI(7.5) eingesetzt: Nur Pkt. 1 </text:p>
      <text:p text:style-name="P1"/>
      <text:p text:style-name="P28">1.Beim Laden von Noten wird die velocity nicht geprüft, wenn sie &gt; 127 ist. Korrektur: Wird dann auf 127 gesetzt. 02.02.06 korrigiert</text:p>
      <text:p text:style-name="P1">2. Robby: 15.05.06: Fehler key-signature : convert_key_to_intern: Tabelle hat Fehler bei Gm. Alles noch einmal kontrollieren; auch inverse Funktion.</text:p>
      <text:p text:style-name="P1">20.05.06 korrigiert; zu PSRUTI(7.7) hinzugefügt</text:p>
      <text:p text:style-name="P1"/>
      <text:p text:style-name="P49"/>
      <text:p text:style-name="P1"/>
      <text:p text:style-name="P1"/>
      <text:p text:style-name="P1">Version 1.31 am 26.9.06 gestartet, am 02.03.07 auf Homepage</text:p>
      <text:p text:style-name="P1"/>
      <text:p text:style-name="P1">1. Insfiles: Im File PSR8000/Insfiles/MU100R.ins werden die Drums nur über das Schlüsselwort Key definiert, was die DLL aber nicht auswertet.</text:p>
      <text:p text:style-name="P1"/>
      <text:p text:style-name="P1">2. Bei Load melden, wenn ein XF-File oder Style mit mehreren Chunks vorliegt.</text:p>
      <text:p text:style-name="P1">Testmidis: XGStoryXF-File.mid, mit PSRUTI auswerten. Im MThd-Header wird die Anzahl der Mtrk-Tracks notiert, aber nicht die weiteren Chunks. Grund Mthd leitet einen Chunk ein. Nach den Mtrk-Tracks muesste ein weiterer Chunk kommen.</text:p>
      <text:p text:style-name="P28">26.9.06 bis auf dok erledigt. Es gibt eine neue Funktion UINT HP_MoreChunks, die nach dem Laden aufgerufen werden muss. <text:s/>Bei Rückmeldung 0 sind nur die SMF-Chunks vorhanden, bei 1 gibt es weitere, die aber ignoriert werden. Beispiele: XF-Midifiles, Styles</text:p>
      <text:p text:style-name="P1">Dok erledigt</text:p>
      <text:p text:style-name="P1"/>
      <text:p text:style-name="P1">3. 21.11.06: Beim Aufbau der reduced_playlist wird data[0] auch bei Lyrics und Chords als Status gewertet. Das ist nur bei "pev-&gt;type == MIDIEVENT" richtig. Auswirkung im PSRUTI: Bei Lyrics, die mit einem Char &gt;= 128 beginnen, verhedderte sich die Ausgabe, wenn Time versetzt wurde. </text:p>
      <text:p text:style-name="P1">erledigt, diese 1.31 wird mit PSRUTI(7.9) übernommen.</text:p>
      <text:p text:style-name="P1"/>
      <text:p text:style-name="P28">4.Bug: 09.12.06 Bei HP_ChangeNote kann man den Kanal nicht ändern</text:p>
      <text:p text:style-name="P1">10.12.06 erledigt, diese 1.31 wird mit PSRUTI(7.9) übernommen.</text:p>
      <text:p text:style-name="P1"/>
      <text:p text:style-name="P28">5. Metaevent FF FF ... wird nicht angemeckert, aber überlesen. Kann so bleiben.</text:p>
      <text:p text:style-name="P1"/>
      <text:p text:style-name="P1">6. 02.02.07: Mit HP_ChangeController soll man auch den Typ und damit die Controllernummer ändern können. Sinnvoll für PSRUTI "MainVolume&lt;-&gt;Expression"</text:p>
      <text:p text:style-name="P1">Dokumentation erledigt 02.02.07, in PSRUTI(7.10) eingespielt.</text:p>
      <text:p text:style-name="P49"/>
      <text:p text:style-name="P1"/>
      <text:p text:style-name="P1">Version 1.32 gestartet 31.08.07, auf Homepage 14.02.09</text:p>
      <text:p text:style-name="P1"/>
      <text:p text:style-name="P1">1. Insfiles: Im File PSR8000/Insfiles/MU100R.ins werden die Drums nur über das Schlüsselwort Key definiert, was die DLL aber nicht auswertet. Das sieht nicht so aus, denn Key wird tatsächlich ausgewertet. </text:p>
      <text:p text:style-name="P1">Mal schauen bei Werner Ogrodnik, wie seine Cubase Drum Scripts aussehen.</text:p>
      <text:p text:style-name="P28">erledigt, 05.09.07: Die Instrumentendefinition ist fehlerhaft. Die Drums der zweiten Definition müssen in die erste kopiert werden.</text:p>
      <text:p text:style-name="P1"/>
      <text:p text:style-name="P1">2. Insfiles: Beim Wechsel der Instrumentendefinition wird das Array "CWBankVoice_Array bankvoice_array" nicht initialisiert. Am sinnvollsten ist es, wenn bankvoice_array mit new deklariert wird und beim erneuten Laden gelöscht und neu erzeugt wird.</text:p>
      <text:p text:style-name="P1">Behoben, 31.08.07. In PSRUTI(7.11) eingespielt.</text:p>
      <text:p text:style-name="P1"/>
      <text:p text:style-name="P34">3. Bufferfehler (Michael P. Bedesem)? (März 2008)</text:p>
      <text:p text:style-name="P1"/>
      <text:p text:style-name="P1">After opening the file, I rewind, then use ReadEvent along with TypeName,</text:p>
      <text:p text:style-name="P1">Read Marker, Read Program Change, etc, etc to gather <text:s/>time and midi data. </text:p>
      <text:p text:style-name="P1"/>
      <text:p text:style-name="P1">Then I SelectChanTime. If I play the file, the first time it works fine. But</text:p>
      <text:p text:style-name="P1">if I then select a different channel and play, this time both channels play.</text:p>
      <text:p text:style-name="P1">It seems to add the new channels data to the selection. <text:s/>And if I copy</text:p>
      <text:p text:style-name="P1">instead of Play, it crashes the development environment. Deselect does not</text:p>
      <text:p text:style-name="P1">seem to help.</text:p>
      <text:p text:style-name="P1"/>
      <text:p text:style-name="P1">What I found that works is to create a new Init session before I execute</text:p>
      <text:p text:style-name="P1">SelectChanTime. This plays as expected and there is no crash. </text:p>
      <text:p text:style-name="P1"/>
      <text:p text:style-name="P1">I do not need any assistance. I pass this along as interesting information. </text:p>
      <text:p text:style-name="P1">Regards,</text:p>
      <text:p text:style-name="P1">Michael</text:p>
      <text:p text:style-name="P1"/>
      <text:p text:style-name="P1">Meine Antwort:</text:p>
      <text:p text:style-name="P1">Hello Michael,</text:p>
      <text:p text:style-name="P1"/>
      <text:p text:style-name="P1">thanks for the detailed information. I now suppose, that the selection</text:p>
      <text:p text:style-name="P1">of different time intervalls does not work correct. I now am able to</text:p>
      <text:p text:style-name="P1">test the situation.</text:p>
      <text:p text:style-name="P1"/>
      <text:p text:style-name="P1">But at this time I have a problem to compile the DLL. I have got a new</text:p>
      <text:p text:style-name="P1">CPU and installed XP by myself. OK. I need a special timer function of DirectX -</text:p>
      <text:p text:style-name="P1">Directshow, but I can't get Directshow any more from the Microsoft sites.</text:p>
      <text:p text:style-name="P1"/>
      <text:p text:style-name="P1">Regards Heiko</text:p>
      <text:p text:style-name="P1"/>
      <text:p text:style-name="P1">4. Kann nicht mehr übersetzt werden, da DirectX nicht mehr DirectShow ( mit IReferenceTimer) enthält. Lösung: XP Lizenz kaufen. Nicht nötig: Dirk hat die alte Version wieder zum Leben erweckt.</text:p>
      <text:p text:style-name="P1"/>
      <text:p text:style-name="P1">5. Fehler bei Copy Paste (M. P. Bedesem) (April 2008)</text:p>
      <text:p text:style-name="P1"/>
      <text:p text:style-name="P1">Hello Michael,</text:p>
      <text:p text:style-name="P1">I have found the reason for the crash with a more simple midifile.</text:p>
      <text:p text:style-name="P1"/>
      <text:p text:style-name="P1">002:01:000 <text:s text:c="5"/>chan 01 Note On <text:s text:c="8"/>note C5 <text:s text:c="8"/>vel 100</text:p>
      <text:p text:style-name="P1">002:02:000 <text:s text:c="5"/>chan 01 Note Off <text:s text:c="7"/>note C5 </text:p>
      <text:p text:style-name="P1">002:02:000 <text:s text:c="5"/>chan 01 Note On <text:s text:c="8"/>note D5 <text:s text:c="8"/>vel 100</text:p>
      <text:p text:style-name="P1">002:03:000 <text:s text:c="5"/>chan 01 Note Off <text:s text:c="7"/>note D5 </text:p>
      <text:p text:style-name="P1">002:03:000 <text:s text:c="5"/>chan 01 Note On <text:s text:c="8"/>note E5 <text:s text:c="8"/>vel 100</text:p>
      <text:p text:style-name="P1">002:04:000 <text:s text:c="5"/>chan 01 Note Off <text:s text:c="7"/>note E5 </text:p>
      <text:p text:style-name="P1">002:04:000 <text:s text:c="5"/>chan 01 Note On <text:s text:c="8"/>note F5 <text:s text:c="8"/>vel 100</text:p>
      <text:p text:style-name="P1">003:01:000 <text:s text:c="5"/>chan 01 Note Off <text:s text:c="7"/>note F5 </text:p>
      <text:p text:style-name="P1">003:01:000 <text:s text:c="5"/>chan 01 Note On <text:s text:c="8"/>note G5 <text:s text:c="8"/>vel 100</text:p>
      <text:p text:style-name="P1">003:02:000 <text:s text:c="5"/>chan 01 Note Off <text:s text:c="7"/>note G5 </text:p>
      <text:p text:style-name="P1">003:02:000 <text:s text:c="5"/>chan 01 Note On <text:s text:c="8"/>note A5 <text:s text:c="8"/>vel 100</text:p>
      <text:p text:style-name="P1">003:03:000 <text:s text:c="5"/>chan 01 Note Off <text:s text:c="7"/>note A5 </text:p>
      <text:p text:style-name="P1">003:03:000 <text:s text:c="5"/>chan 01 Note On <text:s text:c="8"/>note B5 <text:s text:c="8"/>vel 100</text:p>
      <text:p text:style-name="P1">003:04:000 <text:s text:c="5"/>chan 01 Note Off <text:s text:c="7"/>note B5 </text:p>
      <text:p text:style-name="P1">003:04:000 <text:s text:c="5"/>chan 01 Note On <text:s text:c="8"/>note C6 <text:s text:c="8"/>vel 100</text:p>
      <text:p text:style-name="P1">004:01:000 <text:s text:c="5"/>chan 01 Note Off <text:s text:c="7"/>note C6 </text:p>
      <text:p text:style-name="P1">004:01:000 <text:s text:c="5"/>chan 01 Note On <text:s text:c="8"/>note D6 <text:s text:c="8"/>vel 100</text:p>
      <text:p text:style-name="P1">004:02:000 <text:s text:c="5"/>chan 01 Note Off <text:s text:c="7"/>note D6 </text:p>
      <text:p text:style-name="P1">004:02:000 <text:s text:c="5"/>chan 01 Note On <text:s text:c="8"/>note E6 <text:s text:c="8"/>vel 100</text:p>
      <text:p text:style-name="P1">004:03:000 <text:s text:c="5"/>chan 01 Note Off <text:s text:c="7"/>note E6 </text:p>
      <text:p text:style-name="P1">004:03:000 <text:s text:c="5"/>chan 01 Note On <text:s text:c="8"/>note F6 <text:s text:c="8"/>vel 100</text:p>
      <text:p text:style-name="P1">004:04:000 <text:s text:c="5"/>chan 01 Note Off <text:s text:c="7"/>note F6 </text:p>
      <text:p text:style-name="P1">004:04:000 <text:s text:c="5"/>chan 01 Note On <text:s text:c="8"/>note G6 <text:s text:c="8"/>vel 100</text:p>
      <text:p text:style-name="P1"><text:soft-page-break/>005:01:000 <text:s text:c="5"/>chan 01 Note Off <text:s text:c="7"/>note G6</text:p>
      <text:p text:style-name="P1"/>
      <text:p text:style-name="P1">If we order to fill the copybuffer with the notes from 003:01:000 upto 004:01:000</text:p>
      <text:p text:style-name="P1">these events are copied:</text:p>
      <text:p text:style-name="P1"/>
      <text:p text:style-name="P1">003:01:000 <text:s text:c="5"/>chan 01 Note Off <text:s text:c="7"/>note F5</text:p>
      <text:p text:style-name="P1">003:01:000 <text:s text:c="5"/>chan 01 Note On <text:s text:c="8"/>note G5 <text:s text:c="8"/>vel 100</text:p>
      <text:p text:style-name="P1">003:02:000 <text:s text:c="5"/>chan 01 Note Off <text:s text:c="7"/>note G5 </text:p>
      <text:p text:style-name="P1">003:02:000 <text:s text:c="5"/>chan 01 Note On <text:s text:c="8"/>note A5 <text:s text:c="8"/>vel 100</text:p>
      <text:p text:style-name="P1">003:03:000 <text:s text:c="5"/>chan 01 Note Off <text:s text:c="7"/>note A5 </text:p>
      <text:p text:style-name="P1">003:03:000 <text:s text:c="5"/>chan 01 Note On <text:s text:c="8"/>note B5 <text:s text:c="8"/>vel 100</text:p>
      <text:p text:style-name="P1">003:04:000 <text:s text:c="5"/>chan 01 Note Off <text:s text:c="7"/>note B5 </text:p>
      <text:p text:style-name="P1">003:04:000 <text:s text:c="5"/>chan 01 Note On <text:s text:c="8"/>note C6 <text:s text:c="8"/>vel 100</text:p>
      <text:p text:style-name="P1">004:01:000 <text:s text:c="5"/>chan 01 Note Off <text:s text:c="7"/>note C6 </text:p>
      <text:p text:style-name="P1">004:01:000 <text:s text:c="5"/>chan 01 Note On <text:s text:c="8"/>note D6 <text:s text:c="8"/>vel 100</text:p>
      <text:p text:style-name="P1"/>
      <text:p text:style-name="P1">The first, a lonely Note Off, is not correct but there is no problem. But the last, a lonely</text:p>
      <text:p text:style-name="P1">Note On: The dll tries later to read the length of this note and does not</text:p>
      <text:p text:style-name="P1">consider that there can be a Note On without a pointer to a Note Off event: Crash.</text:p>
      <text:p text:style-name="P1"/>
      <text:p text:style-name="P1">I have shortened the length of all notes by 5 ticks and shifted the</text:p>
      <text:p text:style-name="P1">Note On from 004:01:000 to 004:01:005. Then it works.</text:p>
      <text:p text:style-name="P1">I now do know how I can repair the bug.</text:p>
      <text:p text:style-name="P1"/>
      <text:p text:style-name="P1">Perhaps these informations can help you in some way.</text:p>
      <text:p text:style-name="P1"/>
      <text:p text:style-name="P1">Regards Heiko</text:p>
      <text:p text:style-name="P1"/>
      <text:p text:style-name="P1">Lösung:</text:p>
      <text:p text:style-name="P1">Der Buffer muss nach unvollständigen Note-Events durchsucht werden. Die müssen gelöscht werden.</text:p>
      <text:p text:style-name="P1"/>
      <text:p text:style-name="P1">Testbeispiel: D:/Programmierung/Bedesem Test. Zusammen mit c:/source.mid und c:/dest.mid.</text:p>
      <text:p text:style-name="P1"/>
      <text:p text:style-name="P1">Fehler behoben 08.04.08 Zum Testen Bedesem zugeschickt.</text:p>
      <text:p text:style-name="P1"/>
      <text:p text:style-name="P1">3. Insfiles</text:p>
      <text:p text:style-name="P1">Der Patch-Block der ersten Fassung von tyros_kbds.ins ist nicht nach Banknummern geordnet und enthält eine Leerzeile. Schon beim Laden kommt es gelegentlich zu Dauerschleifen. (Volker Zimmer)</text:p>
      <text:p text:style-name="P1"/>
      <text:p text:style-name="P2">Grund: Leerzeile in der Patch-Liste.</text:p>
      <text:p text:style-name="P2"><text:tab/> std::string str_line, Zugriff str_line[0] nicht zulässig</text:p>
      <text:p text:style-name="P2"/>
      <text:p text:style-name="P2">Fehler behoben: 13.11.08</text:p>
      <text:p text:style-name="P2"/>
      <text:p text:style-name="P2">4. Dokumentation</text:p>
      <text:p text:style-name="P2">Letzter Parameter von HP_ChangeVelocity von int auf bool abändern</text:p>
      <text:p text:style-name="P2">Fehler behoben: 14.02.09</text:p>
      <text:p text:style-name="P52"/>
      <text:p text:style-name="P49"/>
      <text:p text:style-name="P1"/>
      <text:p text:style-name="P1">Version 1.33 gestartet 04.03.09, auf Homepage 26.03.10</text:p>
      <text:p text:style-name="P1"/>
      <text:p text:style-name="P1">1. Wheelfunktionen HP_ReadPitchWheel, HP_InsertPitchWheel, HP_ChangePitchWheel</text:p>
      <text:p text:style-name="P1">Es wurde der Wert falsch errechnet: Anstatt 128*data[1]+data[2] muss es data[1]+128*data[2] sein.</text:p>
      <text:p text:style-name="P27"><text:span text:style-name="T3">Fehler behoben: 04.03.09; in </text:span><text:a xlink:type="simple" xlink:href="http://www.heikoplate.de/misc/hp_midifile_1-33.zip" text:style-name="Internet_20_link" text:visited-style-name="Visited_20_Internet_20_Link"><text:span text:style-name="Internet_20_link"><text:span text:style-name="T2">www.heikoplate.de/misc/hp_midifile_1-33.zip</text:span></text:span></text:a></text:p>
      <text:p text:style-name="P2">für Michael P. Bedesem bereitgestellt</text:p>
      <text:p text:style-name="P2"/>
      <text:p text:style-name="P2">2. Load: Fehlerhafte Keysignatures führen zum Crash.</text:p>
      <text:p text:style-name="P2">Lösung: Exception Handling: Fehlerhafte Events werden überlesen</text:p>
      <text:p text:style-name="P2">Vermutlich liegt ein ähnliches Problem auch bei falschen Chord-Events vor.</text:p>
      <text:p text:style-name="P2">Fehler bei KeySignatures und bei Chord-Events behoben 06.04.09 </text:p>
      <text:p text:style-name="P2"><text:soft-page-break/>3. Fehler Dokumentation: Parameter percent hat bei einigen Funktionen den Typ int anstatt bool.</text:p>
      <text:p text:style-name="P2">Behoben 14.04.09, in Lieferstand</text:p>
      <text:p text:style-name="P2"/>
      <text:p text:style-name="P2">4. Fehler beim Behandeln von Tempo-Events: Es sind nicht-ganzzahlige BPM zulässig.</text:p>
      <text:p text:style-name="P2">Lösung neue Funktionen einführen: <text:s text:c="3"/>HP_ReadTempo, HP_InsertTempo, HP_ChangeTempo mit Parameter "double bpm". "int bpm" bleibt aus Kompatibilitätsgründen erhalten.</text:p>
      <text:p text:style-name="P2">erledigt 26.03.10</text:p>
      <text:p text:style-name="P2"/>
      <text:p text:style-name="P2">5. Fehler in HP_Quantisize behoben. Funktion erweitert um Triole aus ganzen Noten (Code 13) und Triole aus 1/16tel Noten (Code 163). </text:p>
      <text:p text:style-name="P2">erledigt 26.03.10.</text:p>
      <text:p text:style-name="P49"/>
      <text:p text:style-name="P2"><text:s/></text:p>
      <text:p text:style-name="P2"/>
      <text:p text:style-name="P2">Version 1.34 30.09.2011 gestartet, am 31.10 auf Homepage</text:p>
      <text:p text:style-name="P2"/>
      <text:p text:style-name="P2"/>
      <text:p text:style-name="P5">1. Yamaha Metas : Score Start Bar, Score Layout, Quickstart bekommen alle den Typ</text:p>
      <text:p text:style-name="P5"><text:tab/>HP_SCORE_START_BAR. </text:p>
      <text:p text:style-name="P8"/>
      <text:p text:style-name="P2">Nach Behebung in der DLL muss PSRUTI geändert werden.</text:p>
      <text:p text:style-name="P2"/>
      <text:p text:style-name="P2"><text:span text:style-name="T4">Ergebnis:</text:span> 04.11.2011 erledigt und in PSRUTI(8.3) erfolgreich eingebunden. Dokumentation erstellt.</text:p>
      <text:p text:style-name="P2">HP_MIDI_TEST - Run wurde um Beispiele von HP_Read...erweitert.</text:p>
      <text:p text:style-name="P2"/>
      <text:p text:style-name="P2"/>
      <text:p text:style-name="P5">2. Instrumentendefinition:</text:p>
      <text:p text:style-name="P2"><text:s text:c="3"/>am Ende von load muss offensichtlich die Instrumentendefinitionsdatei <text:s/>mit Close(ifile) geschlossen werden</text:p>
      <text:p text:style-name="P2"/>
      <text:p text:style-name="P24">Ergebnis:<text:span text:style-name="T6"> </text:span>Close(ifile) ist nicht machbar<text:span text:style-name="T6">. ifile ist nicht die Datei, sondern der Pointer auf einen Stream (std::ifstream *ifile), der immer wieder gelesen wird. Die einzige Lösung wäre eine entsprechend zu Load implementierte Free Funktion. Aber es geht auch so, da bei Beendigung des Anwenderprozesses alle belegten Speicher freigegeben werden. </text:span></text:p>
      <text:p text:style-name="P2"/>
      <text:p text:style-name="P24"><text:span text:style-name="T9">Achtung: </text:span><text:span text:style-name="T8"><text:s/></text:span><text:span text:style-name="T9">In der derzeit <text:s/>noch aktuellen Version PSRUTI(8.2) darf HP_Midifile(1.34) nicht verwendet werden. Die Version PSRUTI(8.3) wurde geändert und benutzt die neue DLL</text:span><text:span text:style-name="T6"> <text:s/></text:span></text:p>
      <text:p text:style-name="P2"/>
      <text:p text:style-name="P2">3. Im Manual Error HP_ERR_INVALID_DENUM ergänzen.</text:p>
      <text:p text:style-name="P2">Denum muss eine Potenz von 2 sein. </text:p>
      <text:p text:style-name="P2">Erledigt 23.03.2012, in Version 1.34 ersetzt</text:p>
      <text:p text:style-name="P2"/>
      <text:p text:style-name="P49"/>
      <text:p text:style-name="P2"><text:s/></text:p>
      <text:p text:style-name="P2"/>
      <text:p text:style-name="P2">Version 1.35 16.04.2012 gestartet, <text:span text:style-name="T11">im Mai 2012</text:span> <text:s/>auf Homepage</text:p>
      <text:p text:style-name="P2"/>
      <text:p text:style-name="P5"><text:span text:style-name="T7">1. </text:span>Neu: HP_PlaySingleEvent</text:p>
      <text:p text:style-name="P5"/>
      <text:p text:style-name="P8">Während des Abspielens kann ein MIDI-Event (kein Metaevent) gesendet werden.</text:p>
      <text:p text:style-name="P8">Beispiel: Master Volume, Controller </text:p>
      <text:p text:style-name="P8">Getestet, fehlt noch Einbettung in PSRUTI </text:p>
      <text:p text:style-name="P50"/>
      <text:p text:style-name="P3"/>
      <text:p text:style-name="P25">Version 1.3<text:span text:style-name="T11">6</text:span> <text:span text:style-name="T11">01</text:span>.0<text:span text:style-name="T11">1</text:span>.201<text:span text:style-name="T11">3</text:span> gestartet, <text:span text:style-name="T12">14.05.2013</text:span> <text:s/>auf Homepage</text:p>
      <text:p text:style-name="P9"/>
      <text:p text:style-name="P5"><text:span text:style-name="T11">1</text:span>. NRPN</text:p>
      <text:p text:style-name="P8"/>
      <text:p text:style-name="P8">Marco Zwetzschler &lt;mzwetzschler@googlemail.com&gt; <text:s/><text:span text:style-name="T10">informieren wenn erledigt</text:span></text:p>
      <text:p text:style-name="P8"/>
      <text:p text:style-name="P8"><text:soft-page-break/>Manche Programme bzw. Keyboards (z.B. Korg PA3x) optimieren NRPN derart, dass bei einer NRPN-Folge gleich parametrierte Controller 101 nicht mehr abgelegt werden. Die Keyboards scheinen das zu akzeptieren.</text:p>
      <text:p text:style-name="P5"/>
      <text:p text:style-name="P5"/>
      <text:p text:style-name="P5"/>
      <text:p text:style-name="P8">001:02:240<text:tab/>chan 09<text:tab/>ControlChange<text:tab/>"101 RPN (coarse)"<text:tab/> 000</text:p>
      <text:p text:style-name="P8">001:02:240<text:tab/>chan 09<text:tab/>ControlChange<text:tab/>"100 RPN (fine)"<text:tab/> 000</text:p>
      <text:p text:style-name="P8">001:02:240<text:tab/>chan 09<text:tab/>ControlChange<text:tab/>"006 Data Entry (coarse)"<text:tab/> 002</text:p>
      <text:p text:style-name="P8">001:02:240<text:tab/>chan 09<text:tab/>ControlChange<text:tab/>"038 Data Entry (fine)"<text:tab/> 000</text:p>
      <text:p text:style-name="P8"><text:s text:c="12"/><text:tab/> <text:s text:c="6"/><text:tab/>RPN<text:tab/>"Pitch Band Sensitivity"<text:tab/>data 256</text:p>
      <text:p text:style-name="P8"/>
      <text:p text:style-name="P8">001:02:240<text:tab/>chan 09<text:tab/>ControlChange<text:tab/>"100 RPN (fine)"<text:tab/> 001</text:p>
      <text:p text:style-name="P8">001:02:240<text:tab/>chan 09<text:tab/>ControlChange<text:tab/>"006 Data Entry (coarse)"<text:tab/> 064</text:p>
      <text:p text:style-name="P8">001:02:240<text:tab/>chan 09<text:tab/>ControlChange<text:tab/>"038 Data Entry (fine)"<text:tab/> 000</text:p>
      <text:p text:style-name="P8"/>
      <text:p text:style-name="P8">Änderungen ebenfalls bei PSRMIDI erforderlich.</text:p>
      <text:p text:style-name="P8"/>
      <text:p text:style-name="P8">Testbeispiel siehe Ordner „Bug bei NRPN HP Midifile“</text:p>
      <text:p text:style-name="P8"/>
      <text:p text:style-name="P18">Dez. 2012: Untersucht, aber kaum zu realisieren.</text:p>
      <text:p text:style-name="P11"/>
      <text:p text:style-name="P6"><text:span text:style-name="T11">2</text:span>. <text:s/><text:span text:style-name="T11">message-Meldung von HP_Copy und HP_Paste bei</text:span> Controller<text:span text:style-name="T11">n</text:span>, die die Bibliothek nicht <text:span text:style-name="T11">explizit </text:span>kennt.</text:p>
      <text:p text:style-name="P11"/>
      <text:p text:style-name="P11">PSRMIDI:</text:p>
      <text:p text:style-name="P11"/>
      <text:p text:style-name="P11">001:02:026<text:tab/>chan 10<text:tab/>ControlChange<text:tab/>"002 *Breath controller (coarse)"<text:tab/> 000</text:p>
      <text:p text:style-name="P11">001:02:027<text:tab/>chan 10<text:tab/>ControlChange<text:tab/>"004 *Foot Pedal (coarse)"<text:tab/> 000</text:p>
      <text:p text:style-name="P11">001:02:030<text:tab/>chan 10<text:tab/>ControlChange<text:tab/>"008 *Balance (coarse)"<text:tab/> 000</text:p>
      <text:p text:style-name="P11">001:02:041<text:tab/>chan 10<text:tab/>ControlChange<text:tab/>"092 *Tremulo Level"<text:tab/> 000</text:p>
      <text:p text:style-name="P11">001:02:042<text:tab/>chan 10<text:tab/>ControlChange<text:tab/>"095 *Phaser Level"<text:tab/> 000</text:p>
      <text:p text:style-name="P11"/>
      <text:p text:style-name="P12">Diese Controller erhalten den Typ HP_CONTROLLER_TYPE = 0x400</text:p>
      <text:p text:style-name="P12"/>
      <text:p text:style-name="P12">Lösung:</text:p>
      <text:p text:style-name="P13">HP_CONTROLLER_TYPE in den Case mit aufnehmen .</text:p>
      <text:p text:style-name="P13"/>
      <text:p text:style-name="P19">erledigt, 01.01.2013; in PSRUTI(8.<text:span text:style-name="T12">8</text:span>) eingebettet</text:p>
      <text:p text:style-name="P19"/>
      <text:p text:style-name="P7">3. <text:s/>Neue Funktion: HP_CW<text:span text:style-name="T13">I</text:span>nsIsDrumVoice</text:p>
      <text:p text:style-name="P14"/>
      <text:p text:style-name="P14">wertet Drum[...]=0/1 Anweisungen der Instrumentendefinitionen aus.</text:p>
      <text:p text:style-name="P14"/>
      <text:p text:style-name="P20">erledigt, 04.02.2013 incl. Dok.; in PSRUTI(8.8) eingebettet</text:p>
      <text:p text:style-name="P10"/>
      <text:p text:style-name="P51"/>
      <text:p text:style-name="P10"/>
      <text:p text:style-name="P21">Version 1.3<text:span text:style-name="T13">7</text:span> <text:span text:style-name="T13">28</text:span>.0<text:span text:style-name="T13">2</text:span>.201<text:span text:style-name="T13">4 </text:span>gestartet, <text:span text:style-name="T16">ab 18.06.2015 </text:span>auf Homepage</text:p>
      <text:p text:style-name="P21"/>
      <text:p text:style-name="P15">1. <text:s/>Bug in HP_CWInsIsDrumVoice. Crash, wenn Instrumentendefinition keine drum[...]=0/1 statements enthält. </text:p>
      <text:p text:style-name="P15">Lösung: drum_array darf nicht erst beim ersten Auftreten eines drum-statements angelegt werden, sondern immer.</text:p>
      <text:p text:style-name="P15"/>
      <text:p text:style-name="P22">erledigt, 28.02.2014. In PSRUTI(8.9) eingebettet</text:p>
      <text:p text:style-name="P22"/>
      <text:p text:style-name="P35">2. Die Bearbeitung von Drum[...] statements in Instrumentendefinitionen ist unvollständig realisiert: Drum[*,x] (x = * oder Voicenummer] wird nicht ausgewertet und ist auch unter Articles nicht beschrieben.</text:p>
      <text:p text:style-name="P16"/>
      <text:p text:style-name="P16">Anwendungsbeispiel:</text:p>
      <text:p text:style-name="P16">Drum[*,*]=0</text:p>
      <text:p text:style-name="P16">Drum[256,*]=1</text:p>
      <text:p text:style-name="P16"/>
      <text:p text:style-name="P16">=&gt; Bank 256 ist die einzige Drumbank.</text:p>
      <text:p text:style-name="P16"/>
      <text:p text:style-name="P23">erledigt, 08.03.2014. <text:span text:style-name="T15">In PSRUTI(8.9) eingebettet</text:span></text:p>
      <text:p text:style-name="P23"/>
      <text:p text:style-name="P17">3. Chord-Type "1+2+5" muss durch "sus2" ersetzt werden. Notwendig für PSRUTI(8.10).</text:p>
      <text:p text:style-name="P17"/>
      <text:p text:style-name="P17"><text:span text:style-name="T5">erledigt, 07.06.2014. In PSRUTI(8.10) eingebettet</text:span> </text:p>
      <text:p text:style-name="P1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Lucida Sans Unicode1" svg:font-family="'Lucida Sans Unicode'"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family="Arial" style:font-family-generic="swiss" style:font-pitch="variable" fo:font-size="10pt" fo:language="de" fo:country="D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1" style:font-family-asian="'Lucida Sans Unicode'" style:font-pitch-asian="variable" style:font-size-asian="14pt" style:font-name-complex="Tahoma2"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loext:contextual-spacing="false" fo:text-indent="0cm" style:auto-text-indent="false" fo:keep-with-next="always"/>
      <style:text-properties fo:font-size="12pt" fo:font-weight="bold" style:font-size-asian="12pt" style:font-weight-asian="bold"/>
    </style:style>
    <style:style style:name="Formatvorlage1" style:family="paragraph" style:parent-style-name="Standard">
      <style:text-properties style:font-name="Arial" fo:font-family="Arial" style:font-family-generic="swiss" style:font-pitch="variable"/>
    </style:style>
    <style:style style:name="Nur_20_Text" style:display-name="Nur Text" style:family="paragraph" style:parent-style-name="Standard">
      <style:text-properties style:font-name="Courier New" fo:font-family="'Courier New'" style:font-family-generic="modern"/>
    </style:style>
    <style:style style:name="WW8Num2z0" style:family="text">
      <style:text-properties style:font-name="Symbol" fo:font-family="Symbol" style:font-family-generic="roman" style:font-pitch="variable" style:font-charset="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1z0" style:family="text">
      <style:text-properties style:font-name="Symbol" fo:font-family="Symbol" style:font-family-generic="roman" style:font-pitch="variable" style:font-charset="x-symbol"/>
    </style:style>
    <style:style style:name="WW-Absatz-Standardschriftart1111111111111111"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36cm" fo:text-indent="-0.635cm" fo:margin-left="0.7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499cm" fo:margin-bottom="2cm" fo:margin-left="2.032cm" fo:margin-right="2.032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P MIDIFILE History</dc:title>
    <meta:initial-creator>HPMUSIC</meta:initial-creator>
    <meta:creation-date>2006-09-26T13:04:00</meta:creation-date>
    <dc:date>2015-06-19T08:44:00.124000000</dc:date>
    <meta:print-date>2113-01-01T00:00:00</meta:print-date>
    <meta:editing-cycles>51</meta:editing-cycles>
    <meta:editing-duration>PT6H58M14S</meta:editing-duration>
    <meta:generator>LibreOffice/4.4.3.2$Windows_x86 LibreOffice_project/88805f81e9fe61362df02b9941de8e38a9b5fd16</meta:generator>
    <meta:document-statistic meta:table-count="0" meta:image-count="0" meta:object-count="0" meta:page-count="13" meta:paragraph-count="415" meta:word-count="3677" meta:character-count="27667" meta:non-whitespace-character-count="23650"/>
  </office:meta>
</office:document-meta>
</file>